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oto Sans" fo:font-size="12pt" officeooo:rsid="000adac8" officeooo:paragraph-rsid="000adac8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Noto Sans" fo:font-size="12pt" officeooo:rsid="000adac8" officeooo:paragraph-rsid="000adac8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Noto Sans" fo:font-size="14pt" officeooo:rsid="0000af4c" officeooo:paragraph-rsid="0000af4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rdinalitäten</text:p>
      <text:p text:style-name="P1"/>
      <text:p text:style-name="P1">ist klassensprecher 1:1</text:p>
      <text:p text:style-name="P1">ist klassenlehrer m:1</text:p>
      <text:p text:style-name="P1">ist mitschüler m:1</text:p>
      <text:p text:style-name="P1">unterrichtet <text:s/>m: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1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1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5:33:07.379908060</meta:creation-date>
    <dc:date>2022-12-01T15:33:39.238908098</dc:date>
    <meta:editing-duration>PT34S</meta:editing-duration>
    <meta:editing-cycles>1</meta:editing-cycles>
    <meta:document-statistic meta:table-count="0" meta:image-count="0" meta:object-count="0" meta:page-count="1" meta:paragraph-count="5" meta:word-count="12" meta:character-count="93" meta:non-whitespace-character-count="85"/>
    <meta:generator>LibreOffice/6.0.7.3$Linux_X86_64 LibreOffice_project/00m0$Build-3</meta:generator>
  </office:meta>
</office:document-meta>
</file>